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07731b" officeooo:paragraph-rsid="0007731b" style:font-weight-asian="bold" style:font-weight-complex="bold"/>
    </style:style>
    <style:style style:name="P2" style:family="paragraph" style:parent-style-name="Standard">
      <style:text-properties style:font-name="Calibri" fo:font-weight="normal" officeooo:rsid="0007731b" officeooo:paragraph-rsid="0007731b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07731b" officeooo:paragraph-rsid="0008730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87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on:<text:span text:style-name="T1"><text:tab/>updateBoard(gp : GamePlay)</text:span></text:p>
      <text:p text:style-name="P1"/>
      <text:p text:style-name="P1">Cross References:<text:tab/><text:span text:style-name="T1">Use Case: Play a Level</text:span></text:p>
      <text:p text:style-name="P1"/>
      <text:p text:style-name="P1">Pre-Conditions:</text:p>
      <text:p text:style-name="P2">- the GamePlay's board is the same size as the current board</text:p>
      <text:p text:style-name="P2">- the GamePlay's board is different than the current board</text:p>
      <text:p text:style-name="P2">- the GamePlay has a non-null score and remaining moves/time</text:p>
      <text:p text:style-name="P2">- there are no Elements in the board that aren't Cells</text:p>
      <text:p text:style-name="P1"/>
      <text:p text:style-name="P1">Post-Conditions:</text:p>
      <text:p text:style-name="P3">- If the score is above the necessary score, <text:span text:style-name="T2">the board is not shown, and</text:span> <text:span text:style-name="T2">the game runs to gameOver.</text:span></text:p>
      <text:p text:style-name="P2">- If the remaining time/moves is 0, <text:span text:style-name="T2">the board is not shown, and</text:span> the <text:span text:style-name="T2">game runs to gameOver.</text:span></text:p>
      <text:p text:style-name="P2">- the board shown on the GUI will be updated otherwise. The board will be filled according to the cell matrix of the GamePlay object passed to it. The remaining time/moves and current score are also taken from the GamePlay object to be updated on the scre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21:50:09.612819228</meta:creation-date>
    <dc:date>2014-12-14T15:47:25.988000000</dc:date>
    <meta:editing-duration>P0D</meta:editing-duration>
    <meta:editing-cycles>2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1" meta:word-count="141" meta:character-count="787" meta:non-whitespace-character-count="657"/>
  </office:meta>
</office:document-meta>
</file>